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6">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they say it’s never too late, <text:span text:style-name="T1">right?</text:span></text:p>
      <text:p text:style-name="Normal">Even so, even though you weren’t here, she could only bring herself to think it: she’d been empty inside long before you stole her heart, but even so, <text:span text:style-name="T1">would you go out with me?</text:span></text:p>
      <text:p text:style-name="Normal"/>
      <text:p text:style-name="P2"><text:span text:style-name="T1">•••</text:span></text:p>
      <text:p text:style-name="P2"/>
      <text:p text:style-name="Norma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